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F0000025C32874C5A44C47F4D.png" manifest:media-type="image/png"/>
  <manifest:file-entry manifest:full-path="Pictures/1000020100000107000002664332CA9596F3219E.png" manifest:media-type="image/png"/>
  <manifest:file-entry manifest:full-path="Pictures/10000201000000CC000000F70B3BC013D49E93E6.png" manifest:media-type="image/png"/>
  <manifest:file-entry manifest:full-path="Pictures/10000201000000FA00000214049A76C92B71CDE1.png" manifest:media-type="image/png"/>
  <manifest:file-entry manifest:full-path="Pictures/10000201000001030000025EDA0F0746497375AE.png" manifest:media-type="image/png"/>
  <manifest:file-entry manifest:full-path="Pictures/100002010000010C000001DABACC978BF18014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11cm" svg:y="0cm" svg:width="5.75cm" svg:height="13.425cm" draw:z-index="0"><draw:image xlink:href="Pictures/1000020100000107000002664332CA9596F3219E.png" xlink:type="simple" xlink:show="embed" xlink:actuate="onLoad" loext:mime-type="image/x-vclgraphic"/></draw:frame><draw:frame draw:style-name="fr1" draw:name="Image2" text:anchor-type="paragraph" svg:x="0.122cm" svg:y="13.423cm" svg:width="6.103cm" svg:height="10.795cm" draw:z-index="1"><draw:image xlink:href="Pictures/100002010000010C000001DABACC978BF180146B.png" xlink:type="simple" xlink:show="embed" xlink:actuate="onLoad" loext:mime-type="image/x-vclgraphic"/></draw:frame><draw:frame draw:style-name="fr1" draw:name="Image3" text:anchor-type="paragraph" svg:x="6.295cm" svg:y="0.22cm" svg:width="5.697cm" svg:height="13.33cm" draw:z-index="2"><draw:image xlink:href="Pictures/10000201000001030000025EDA0F0746497375AE.png" xlink:type="simple" xlink:show="embed" xlink:actuate="onLoad" loext:mime-type="image/x-vclgraphic"/></draw:frame><draw:frame draw:style-name="fr1" draw:name="Image4" text:anchor-type="paragraph" svg:x="6.295cm" svg:y="13.548cm" svg:width="5.006cm" svg:height="10.652cm" draw:z-index="3"><draw:image xlink:href="Pictures/10000201000000FA00000214049A76C92B71CDE1.png" xlink:type="simple" xlink:show="embed" xlink:actuate="onLoad" loext:mime-type="image/x-vclgraphic"/></draw:frame><draw:frame draw:style-name="fr1" draw:name="Image5" text:anchor-type="paragraph" svg:x="11.76cm" svg:y="0.22cm" svg:width="5.833cm" svg:height="13.817cm" draw:z-index="4"><draw:image xlink:href="Pictures/10000201000000FF0000025C32874C5A44C47F4D.png" xlink:type="simple" xlink:show="embed" xlink:actuate="onLoad" loext:mime-type="image/x-vclgraphic"/></draw:frame><draw:frame draw:style-name="fr1" draw:name="Image6" text:anchor-type="paragraph" svg:x="11.76cm" svg:y="13.734cm" svg:width="4.775cm" svg:height="5.782cm" draw:z-index="5"><draw:image xlink:href="Pictures/10000201000000CC000000F70B3BC013D49E93E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1:54:54.915635909</meta:creation-date>
    <dc:date>2020-01-02T22:30:24.196601324</dc:date>
    <meta:editing-duration>PT4M46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